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631cm" svg:y="2.95cm">
          <draw:text-box>
            <text:p>x[i]</text:p>
          </draw:text-box>
        </draw:frame>
        <draw:frame draw:style-name="gr1" draw:layer="layout" svg:width="4.2cm" svg:height="1.75cm" svg:x="11.2cm" svg:y="2.95cm">
          <draw:text-box>
            <text:p>y[i]=a・x[i-1]</text:p>
          </draw:text-box>
        </draw:frame>
        <draw:line draw:style-name="gr2" draw:text-style-name="P1" draw:layer="layout" svg:x1="3.3cm" svg:y1="4cm" svg:x2="4.5cm" svg:y2="4cm">
          <text:p/>
        </draw:line>
        <draw:line draw:style-name="gr2" draw:text-style-name="P1" draw:layer="layout" svg:x1="6.1cm" svg:y1="3.934cm" svg:x2="8.469cm" svg:y2="3.934cm">
          <text:p/>
        </draw:line>
        <draw:line draw:style-name="gr2" draw:text-style-name="P1" draw:layer="layout" svg:x1="2.1cm" svg:y1="4cm" svg:x2="3.3cm" svg:y2="4cm">
          <text:p/>
        </draw:line>
        <draw:line draw:style-name="gr2" draw:text-style-name="P1" draw:layer="layout" svg:x1="9.999cm" svg:y1="3.95cm" svg:x2="11.199cm" svg:y2="3.95cm">
          <text:p/>
        </draw:line>
        <draw:line draw:style-name="gr2" draw:text-style-name="P1" draw:layer="layout" svg:x1="11.3cm" svg:y1="4cm" svg:x2="14.6cm" svg:y2="4cm">
          <text:p/>
        </draw:line>
        <draw:custom-shape draw:style-name="gr3" draw:text-style-name="P1" draw:layer="layout" svg:width="8cm" svg:height="3.8cm" svg:x="3.3cm" svg:y="2.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1.75cm" svg:x="6.1cm" svg:y="1.1cm">
          <draw:text-box>
            <text:p><text:span text:style-name="T1">H(z)</text:span>=a<text:span text:style-name="T1">・</text:span><text:span text:style-name="T1">z</text:span><text:span text:style-name="T2">-1</text:span></text:p>
          </draw:text-box>
        </draw:frame>
        <draw:custom-shape draw:style-name="gr3" draw:text-style-name="P1" draw:layer="layout" svg:width="1.6cm" svg:height="1.5cm" draw:transform="rotate (-1.5707963267949) translate (9.948cm 3.14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0.9cm" svg:height="0.933cm" svg:x="8.498cm" svg:y="3.499cm">
          <draw:text-box>
            <text:p>a</text:p>
          </draw:text-box>
        </draw:frame>
        <draw:frame draw:style-name="gr1" draw:layer="layout" svg:width="2.3cm" svg:height="1.75cm" svg:x="6.2cm" svg:y="3cm">
          <draw:text-box>
            <text:p>x[i-1]</text:p>
          </draw:text-box>
        </draw:frame>
        <draw:custom-shape draw:style-name="gr5" draw:text-style-name="P1" draw:layer="layout" svg:width="1.6cm" svg:height="1.5cm" svg:x="4.5cm" svg:y="3.2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1T16:33:01</dc:date>
    <dc:creator>tokai </dc:creator>
    <meta:editing-duration>PT6M</meta:editing-duration>
    <meta:editing-cycles>6</meta:editing-cycles>
    <meta:generator>LibreOffice/3.5$Linux_x86 LibreOffice_project/350m1$Build-2</meta:generator>
    <meta:document-statistic meta:object-count="13"/>
  </office:meta>
</office:document-meta>
</file>